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28cm" fo:min-width="1.48cm"/>
    </style:style>
    <style:style style:name="gr2" style:family="graphic" style:parent-style-name="standard">
      <style:graphic-properties draw:textarea-horizontal-align="justify" draw:textarea-vertical-align="middle" draw:auto-grow-height="false" fo:min-height="0.7cm" fo:min-width="1.1cm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2.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cm" svg:height="1.1cm" svg:x="5.85cm" svg:y="2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3.2cm" svg:height="1.9cm" svg:x="5.65cm" svg:y="4.7cm">
          <text:p text:style-name="P1"><text:span text:style-name="T1">Mode </text:span></text:p>
          <text:p text:style-name="P1"><text:span text:style-name="T1">allow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3.2cm" svg:height="1.1cm" svg:x="5.65cm" svg:y="7.8cm">
          <text:p text:style-name="P2"><text:span text:style-name="T1">Enter</text:span></text:p>
          <text:p text:style-name="P2"><text:span text:style-name="T1">the mod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cm" svg:height="1.1cm" svg:x="5.65cm" svg:y="10.2cm">
          <text:p text:style-name="P2"><text:span text:style-name="T1">Wake u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8cm" svg:height="1.1cm" svg:x="5.85cm" svg:y="12.501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7.25cm" svg:y1="3.1cm" svg:x2="7.25cm" svg:y2="4.8cm">
          <text:p/>
        </draw:line>
        <draw:line draw:style-name="gr4" draw:text-style-name="P2" draw:layer="layout" svg:x1="7.25cm" svg:y1="6.6cm" svg:x2="7.25cm" svg:y2="7.9cm">
          <text:p/>
        </draw:line>
        <draw:line draw:style-name="gr4" draw:text-style-name="P2" draw:layer="layout" svg:x1="7.25cm" svg:y1="8.9cm" svg:x2="7.25cm" svg:y2="10.2cm">
          <text:p/>
        </draw:line>
        <draw:line draw:style-name="gr4" draw:text-style-name="P2" draw:layer="layout" svg:x1="7.2cm" svg:y1="11.3cm" svg:x2="7.2cm" svg:y2="12.6cm">
          <text:p/>
        </draw:line>
        <draw:connector draw:style-name="gr4" draw:text-style-name="P2" draw:layer="layout" draw:line-skew="1.148cm" svg:x1="8.85cm" svg:y1="5.65cm" svg:x2="8.65cm" svg:y2="13.051cm" draw:start-shape="id1" draw:start-glue-point="7" draw:end-shape="id2" draw:end-glue-point="10" svg:d="M8850 5650h1650v7401h-1850" svg:viewBox="0 0 1851 7402">
          <text:p/>
        </draw:connector>
        <draw:frame draw:style-name="gr5" draw:text-style-name="P3" draw:layer="layout" svg:width="1.306cm" svg:height="0.798cm" svg:x="7.3cm" svg:y="6.6cm">
          <draw:text-box>
            <text:p text:style-name="P3"><text:span text:style-name="T1">Yes</text:span></text:p>
          </draw:text-box>
        </draw:frame>
        <draw:frame draw:style-name="gr5" draw:text-style-name="P3" draw:layer="layout" svg:width="1.133cm" svg:height="0.798cm" svg:x="8.9cm" svg:y="4.8cm">
          <draw:text-box>
            <text:p text:style-name="P3"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4T13:08:02.988314000</meta:creation-date>
    <dc:date>2015-01-04T13:28:05.552588000</dc:date>
    <meta:editing-duration>PT20M2S</meta:editing-duration>
    <meta:editing-cycles>4</meta:editing-cycles>
    <meta:generator>LibreOffice/4.3.5.2$MacOSX_X86_64 LibreOffice_project/3a87456aaa6a95c63eea1c1b3201acedf0751bd5</meta:generator>
    <meta:document-statistic meta:object-count="12"/>
  </office:meta>
</office:document-meta>
</file>